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35H21M38.44S" calcext:value-type="time">
            <text:p>235:21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8H04M28.956S" calcext:value-type="time">
            <text:p>08:0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/00/0000</text:date>, <text:time style:data-style-name="N2" text:time-value="13:40:10.4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08T16:49:54.690000000</dc:date>
    <dc:creator>Benjamin Laws</dc:creator>
    <meta:editing-duration>P8DT14H41M41S</meta:editing-duration>
    <meta:editing-cycles>229</meta:editing-cycles>
    <meta:generator>LibreOffice/7.1.8.1$Windows_X86_64 LibreOffice_project/e1f30c802c3269a1d052614453f260e49458c82c</meta:generator>
    <meta:document-statistic meta:table-count="2" meta:cell-count="406" meta:object-count="0"/>
  </office:meta>
</office:document-meta>
</file>